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400000119E1EB82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.59cm" svg:height="6.271cm" draw:z-index="0"><draw:image xlink:href="Pictures/100000010000031400000119E1EB82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5:52:17.841000000</meta:creation-date>
    <dc:date>2024-10-29T15:53:19.319000000</dc:date>
    <meta:editing-duration>PT1M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2.2$Windows_X86_64 LibreOffice_project/d56cc158d8a96260b836f100ef4b4ef25d6f1a01</meta:generator>
  </office:meta>
</office:document-meta>
</file>